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r's Crux" svg:font-family="'Coder's Crux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25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der's Crux" fo:font-size="36pt" style:font-size-asian="36pt" style:font-size-complex="36pt"/>
    </style:style>
  </office:automatic-styles>
  <office:body>
    <office:drawing>
      <draw:page draw:name="page1" draw:style-name="dp1" draw:master-page-name="DVD_5f_Case_5f_Insert_5f_Template">
        <draw:rect draw:style-name="gr1" draw:text-style-name="P1" draw:layer="layout" svg:width="27.2cm" svg:height="18.3cm" svg:x="1.2cm" svg:y="1.4cm">
          <text:p/>
        </draw:rect>
        <draw:rect draw:style-name="gr1" draw:text-style-name="P1" draw:layer="layout" svg:width="1.4cm" svg:height="18.3cm" svg:x="14.1cm" svg:y="1.4cm">
          <text:p/>
        </draw:rect>
        <draw:g>
          <draw:path draw:style-name="gr2" draw:text-style-name="P2" draw:layer="layout" svg:width="0.639cm" svg:height="0.683cm" draw:transform="rotate (-1.5707963267949) translate (15.1839846263797cm 8.25cm)" svg:viewBox="0 0 640 684" svg:d="M256 391c0-32 0-65 0-97 42 0 85 0 128 0 0 32 0 65 0 97-43 0-86 0-128 0zM0 684c0-228 0-456 0-684 43 0 85 0 128 0 0 33 0 66 0 98 43 0 85 0 128 0 0 65 0 130 0 196-43 0-85 0-128 0 0 130 0 260 0 390-43 0-85 0-128 0zM512 684c0-32 0-65 0-97-43 0-86 0-128 0 0-66 0-131 0-196 42 0 85 0 128 0 0-130 0-261 0-391 42 0 85 0 128 0 0 228 0 456 0 684-43 0-86 0-128 0z">
            <text:p/>
          </draw:path>
          <draw:path draw:style-name="gr2" draw:text-style-name="P2" draw:layer="layout" svg:width="0.639cm" svg:height="0.487cm" draw:transform="rotate (-1.5707963267949) translate (14.988384706246cm 9.02832448950033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2" draw:text-style-name="P2" draw:layer="layout" svg:width="0.639cm" svg:height="0.683cm" draw:transform="rotate (-1.5707963267949) translate (15.1839846263797cm 10.5833620306345cm)" svg:viewBox="0 0 640 684" svg:d="M256 293c0-32 0-65 0-97 42 0 85 0 128 0 0 32 0 65 0 97-43 0-86 0-128 0zM0 684c0-228 0-456 0-684 43 0 85 0 128 0 0 33 0 65 0 98 43 0 85 0 128 0 0 32 0 65 0 98-43 0-85 0-128 0 0 162 0 325 0 488-43 0-85 0-128 0zM512 684c0-163 0-326 0-488-43 0-86 0-128 0 0-33 0-66 0-98 42 0 85 0 128 0 0-33 0-65 0-98 42 0 85 0 128 0 0 228 0 456 0 684-43 0-86 0-128 0z">
            <text:p/>
          </draw:path>
          <draw:path draw:style-name="gr2" draw:text-style-name="P2" draw:layer="layout" svg:width="0.639cm" svg:height="0.487cm" draw:transform="rotate (-1.5707963267949) translate (14.988384706246cm 11.3600750822684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2" draw:text-style-name="P2" draw:layer="layout" svg:width="0.639cm" svg:height="0.487cm" draw:transform="rotate (-1.5707963267949) translate (14.988384706246cm 12.1383995717687cm)" svg:viewBox="0 0 640 488" svg:d="M512 196c0-33 0-66 0-98 42 0 85 0 128 0 0 32 0 65 0 98-43 0-86 0-128 0zM0 488c0-162 0-325 0-488 171 0 341 0 512 0 0 33 0 65 0 98-128 0-256 0-384 0 0 130 0 260 0 390-43 0-85 0-128 0z">
            <text:p/>
          </draw:path>
          <draw:path draw:style-name="gr2" draw:text-style-name="P2" draw:layer="layout" svg:width="0.639cm" svg:height="0.487cm" draw:transform="rotate (-1.5707963267949) translate (14.988384706246cm 12.9167240612691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2" draw:text-style-name="P2" draw:layer="layout" svg:width="0.639cm" svg:height="0.683cm" draw:transform="rotate (-1.5707963267949) translate (15.1839846263797cm 14.4717616024033cm)" svg:viewBox="0 0 640 684" svg:d="M512 294c0-66 0-131 0-196 42 0 85 0 128 0 0 65 0 130 0 196-43 0-86 0-128 0zM0 684c0-228 0-456 0-684 171 0 341 0 512 0 0 33 0 65 0 98-128 0-256 0-384 0 0 65 0 130 0 196 128 0 256 0 384 0 0 32 0 65 0 97-128 0-256 0-384 0 0 98 0 195 0 293-43 0-85 0-128 0z">
            <text:p/>
          </draw:path>
          <draw:path draw:style-name="gr2" draw:text-style-name="P2" draw:layer="layout" svg:width="0.383cm" svg:height="0.683cm" draw:transform="rotate (-1.5707963267949) translate (15.1839846263797cm 15.3763825346874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2" draw:text-style-name="P2" draw:layer="layout" svg:width="0.639cm" svg:height="0.487cm" draw:transform="rotate (-1.5707963267949) translate (14.988384706246cm 16.0267991435375cm)" svg:viewBox="0 0 640 488" svg:d="M0 488c0-32 0-65 0-97 43 0 85 0 128 0 0 32 0 65 0 97-43 0-85 0-128 0zM512 488c0-32 0-65 0-97 42 0 85 0 128 0 0 32 0 65 0 97-43 0-86 0-128 0zM128 390c0-32 0-65 0-97 43 0 85 0 128 0 0 32 0 65 0 97-43 0-85 0-128 0zM384 390c0-32 0-65 0-97 42 0 85 0 128 0 0 32 0 65 0 97-43 0-86 0-128 0zM256 293c0-33 0-65 0-97 42 0 85 0 128 0 0 32 0 64 0 97-43 0-86 0-128 0zM128 196c0-33 0-66 0-98 43 0 85 0 128 0 0 32 0 65 0 98-43 0-85 0-128 0zM384 196c0-33 0-66 0-98 42 0 85 0 128 0 0 32 0 65 0 98-43 0-86 0-128 0zM0 98c0-33 0-65 0-98 43 0 85 0 128 0 0 33 0 65 0 98-43 0-85 0-128 0zM512 98c0-33 0-65 0-98 42 0 85 0 128 0 0 33 0 65 0 98-43 0-86 0-128 0z">
            <text:p/>
          </draw:path>
          <draw:path draw:style-name="gr2" draw:text-style-name="P2" draw:layer="layout" svg:width="0.383cm" svg:height="0.683cm" draw:transform="rotate (-1.5707963267949) translate (15.1839846263797cm 16.9330315136881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2" draw:text-style-name="P2" draw:layer="layout" svg:width="0.639cm" svg:height="0.487cm" draw:transform="rotate (-1.5707963267949) translate (14.988384706246cm 17.5818366846717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2" draw:text-style-name="P2" draw:layer="layout" svg:width="0.639cm" svg:height="0.487cm" draw:transform="rotate (-1.5707963267949) translate (14.988384706246cm 18.360161174172cm)" svg:viewBox="0 0 640 488" svg:d="M0 488c0-32 0-65 0-97 171 0 341 0 512 0 0 32 0 65 0 97-171 0-341 0-512 0zM512 390c0-32 0-65 0-97 42 0 85 0 128 0 0 32 0 65 0 97-43 0-86 0-128 0zM128 293c0-33 0-65 0-97 128 0 256 0 384 0 0 32 0 64 0 97-128 0-256 0-384 0zM0 196c0-33 0-66 0-98 43 0 85 0 128 0 0 32 0 65 0 98-43 0-85 0-128 0zM128 98c0-33 0-65 0-98 170 0 341 0 512 0 0 33 0 65 0 98-171 0-342 0-51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r's Crux" svg:font-family="'Coder's Crux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VD_5f_Case_5f_Insert_5f_Template" style:display-name="DVD_Case_Inse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8:27:34.319696890</meta:creation-date>
    <meta:editing-duration>P0D</meta:editing-duration>
    <meta:editing-cycles>2</meta:editing-cycles>
    <meta:generator>LibreOffice/4.2.8.2$Linux_X86_64 LibreOffice_project/420m0$Build-2</meta:generator>
    <dc:description>This is a template for the Case Insert of standard DVD cases.

I, Joseph O'Dell, release this template into the public domain for free use by anyone for non-commercial or commerical purposes. Derivatives, improvements and other alterations of this document are encouraged.

For more details, visit: http://creativecommons.org/publicdomain/zero/1.0/

No support is given for this document - It is purely something created in my free time to benefit others.

If you do need to contact me, email ascenseur@fedoraproject.org</dc:description>
    <meta:keyword>DVD</meta:keyword>
    <meta:keyword>Case</meta:keyword>
    <meta:keyword>Insert</meta:keyword>
    <meta:keyword>Media</meta:keyword>
    <dc:subject>Private Use</dc:subject>
    <dc:title>DVD Case Insert</dc:title>
    <dc:date>2015-04-30T09:12:44.462929820</dc:date>
    <meta:document-statistic meta:object-count="15"/>
    <meta:user-defined meta:name="License">&lt;a href="http://creativecommons.org/publicdomain/zero/1.0/"&gt;License: Public Domain (no rights reserved)&lt;/a&gt;</meta:user-defined>
  </office:meta>
</office:document-meta>
</file>